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  <table:table-cell/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9" calcext:value-type="float">
            <text:p>0.09</text:p>
          </table:table-cell>
          <table:table-cell office:value-type="float" office:value="1415.283" calcext:value-type="float">
            <text:p>1415.28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9" calcext:value-type="float">
            <text:p>0.09</text:p>
          </table:table-cell>
          <table:table-cell office:value-type="float" office:value="1512.444" calcext:value-type="float">
            <text:p>1512.4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2963.468" calcext:value-type="float">
            <text:p>2963.46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3111.644" calcext:value-type="float">
            <text:p>3111.64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3" calcext:value-type="float">
            <text:p>0.13</text:p>
          </table:table-cell>
          <table:table-cell office:value-type="float" office:value="5738.995" calcext:value-type="float">
            <text:p>5738.99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5" calcext:value-type="float">
            <text:p>0.15</text:p>
          </table:table-cell>
          <table:table-cell office:value-type="float" office:value="6022.872" calcext:value-type="float">
            <text:p>6022.872</text:p>
          </table:table-cell>
          <table:table-cell office:value-type="float" office:value="186" calcext:value-type="float">
            <text:p>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2:20:15.240009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3:19:28.326831815</meta:creation-date>
    <dc:date>2021-04-21T22:24:03.449232174</dc:date>
    <meta:editing-duration>PT28M48S</meta:editing-duration>
    <meta:editing-cycles>7</meta:editing-cycles>
    <meta:generator>LibreOffice/6.4.7.2$Linux_X86_64 LibreOffice_project/40$Build-2</meta:generator>
    <meta:document-statistic meta:table-count="1" meta:cell-count="42" meta:object-count="0"/>
  </office:meta>
</office:document-meta>
</file>